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4mm"/>
    </style:style>
    <style:style style:name="co2" style:family="table-column">
      <style:table-column-properties fo:break-before="auto" style:column-width="28.1mm"/>
    </style:style>
    <style:style style:name="co3" style:family="table-column">
      <style:table-column-properties fo:break-before="auto" style:column-width="11.54mm"/>
    </style:style>
    <style:style style:name="co4" style:family="table-column">
      <style:table-column-properties fo:break-before="auto" style:column-width="9.63mm"/>
    </style:style>
    <style:style style:name="co5" style:family="table-column">
      <style:table-column-properties fo:break-before="auto" style:column-width="7.71mm"/>
    </style:style>
    <style:style style:name="co6" style:family="table-column">
      <style:table-column-properties fo:break-before="auto" style:column-width="9.4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_Q_for_fixed_W_and_S_2" table:style-name="ta1">
        <table:shapes>
          <draw:frame draw:z-index="0" draw:style-name="gr1" draw:text-style-name="P1" svg:width="295.01mm" svg:height="123.64mm" svg:x="20.87mm" svg:y="67.73mm">
            <draw:object draw:notify-on-update-of-ranges="all_Q_for_fixed_W_and_S_2.B1:all_Q_for_fixed_W_and_S_2.B1 all_Q_for_fixed_W_and_S_2.C1:all_Q_for_fixed_W_and_S_2.N1 all_Q_for_fixed_W_and_S_2.B2:all_Q_for_fixed_W_and_S_2.B2 all_Q_for_fixed_W_and_S_2.C2:all_Q_for_fixed_W_and_S_2.N2 all_Q_for_fixed_W_and_S_2.B3:all_Q_for_fixed_W_and_S_2.B3 all_Q_for_fixed_W_and_S_2.C3:all_Q_for_fixed_W_and_S_2.N3 all_Q_for_fixed_W_and_S_2.B4:all_Q_for_fixed_W_and_S_2.B4 all_Q_for_fixed_W_and_S_2.C4:all_Q_for_fixed_W_and_S_2.N4 all_Q_for_fixed_W_and_S_2.B5:all_Q_for_fixed_W_and_S_2.B5 all_Q_for_fixed_W_and_S_2.C5:all_Q_for_fixed_W_and_S_2.N5 all_Q_for_fixed_W_and_S_2.B6:all_Q_for_fixed_W_and_S_2.B6 all_Q_for_fixed_W_and_S_2.C6:all_Q_for_fixed_W_and_S_2.N6 all_Q_for_fixed_W_and_S_2.B7:all_Q_for_fixed_W_and_S_2.B7 all_Q_for_fixed_W_and_S_2.C7:all_Q_for_fixed_W_and_S_2.N7 all_Q_for_fixed_W_and_S_2.B8:all_Q_for_fixed_W_and_S_2.B8 all_Q_for_fixed_W_and_S_2.C8:all_Q_for_fixed_W_and_S_2.N8 all_Q_for_fixed_W_and_S_2.B9:all_Q_for_fixed_W_and_S_2.B9 all_Q_for_fixed_W_and_S_2.C9:all_Q_for_fixed_W_and_S_2.N9 all_Q_for_fixed_W_and_S_2.B10:all_Q_for_fixed_W_and_S_2.B10 all_Q_for_fixed_W_and_S_2.C10:all_Q_for_fixed_W_and_S_2.N10 all_Q_for_fixed_W_and_S_2.B11:all_Q_for_fixed_W_and_S_2.B11 all_Q_for_fixed_W_and_S_2.C11:all_Q_for_fixed_W_and_S_2.N11 all_Q_for_fixed_W_and_S_2.B12:all_Q_for_fixed_W_and_S_2.B12 all_Q_for_fixed_W_and_S_2.C12:all_Q_for_fixed_W_and_S_2.N12 all_Q_for_fixed_W_and_S_2.B13:all_Q_for_fixed_W_and_S_2.B13 all_Q_for_fixed_W_and_S_2.C13:all_Q_for_fixed_W_and_S_2.N13 all_Q_for_fixed_W_and_S_2.B14:all_Q_for_fixed_W_and_S_2.B14 all_Q_for_fixed_W_and_S_2.C14:all_Q_for_fixed_W_and_S_2.N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odsumowanie</text:p>
          </table:table-cell>
          <table:table-cell office:value-type="string" calcext:value-type="string">
            <text:p>Kwantyfikator</text:p>
          </table:table-cell>
          <table:table-cell office:value-type="string" calcext:value-type="string">
            <text:p>Średnia ważona</text:p>
          </table:table-cell>
          <table:table-cell office:value-type="string" calcext:value-type="string">
            <text:p><text:s/>T1</text:p>
          </table:table-cell>
          <table:table-cell office:value-type="string" calcext:value-type="string">
            <text:p><text:s/>T2</text:p>
          </table:table-cell>
          <table:table-cell office:value-type="string" calcext:value-type="string">
            <text:p><text:s/>T3</text:p>
          </table:table-cell>
          <table:table-cell office:value-type="string" calcext:value-type="string">
            <text:p><text:s/>T4</text:p>
          </table:table-cell>
          <table:table-cell office:value-type="string" calcext:value-type="string">
            <text:p><text:s/>T5</text:p>
          </table:table-cell>
          <table:table-cell office:value-type="string" calcext:value-type="string">
            <text:p><text:s/>T6</text:p>
          </table:table-cell>
          <table:table-cell office:value-type="string" calcext:value-type="string">
            <text:p><text:s/>T7</text:p>
          </table:table-cell>
          <table:table-cell office:value-type="string" calcext:value-type="string">
            <text:p><text:s/>T8</text:p>
          </table:table-cell>
          <table:table-cell office:value-type="string" calcext:value-type="string">
            <text:p><text:s/>T9</text:p>
          </table:table-cell>
          <table:table-cell office:value-type="string" calcext:value-type="string">
            <text:p><text:s/>T10</text:p>
          </table:table-cell>
          <table:table-cell office:value-type="string" calcext:value-type="string">
            <text:p><text:s/>T11</text:p>
          </table:table-cell>
        </table:table-row>
        <table:table-row table:style-name="ro1">
          <table:table-cell office:value-type="string" calcext:value-type="string">
            <text:p>All of people being/having Tested: Yes are/have TotalKg: Regular</text:p>
          </table:table-cell>
          <table:table-cell office:value-type="string" calcext:value-type="string">
            <text:p>Q1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,506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875" calcext:value-type="float">
            <text:p>0,875</text:p>
          </table:table-cell>
          <table:table-cell office:value-type="float" office:value="0.995" calcext:value-type="float">
            <text:p>0,995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15000 of people being/having Tested: Yes are/have TotalKg: Regular</text:p>
          </table:table-cell>
          <table:table-cell office:value-type="string" calcext:value-type="string">
            <text:p>Q2</text:p>
          </table:table-cell>
          <table:table-cell office:value-type="float" office:value="0.216" calcext:value-type="float">
            <text:p>0,216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,506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5" calcext:value-type="float">
            <text:p>0,995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0% of people being/having Tested: Yes are/have TotalKg: Regular</text:p>
          </table:table-cell>
          <table:table-cell office:value-type="string" calcext:value-type="string">
            <text:p>Q3</text:p>
          </table:table-cell>
          <table:table-cell office:value-type="float" office:value="0.213" calcext:value-type="float">
            <text:p>0,213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,506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95" calcext:value-type="float">
            <text:p>0,995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5000 of people being/having Tested: Yes are/have TotalKg: Regular</text:p>
          </table:table-cell>
          <table:table-cell office:value-type="string" calcext:value-type="string">
            <text:p>Q4</text:p>
          </table:table-cell>
          <table:table-cell office:value-type="float" office:value="0.216" calcext:value-type="float">
            <text:p>0,216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,506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95" calcext:value-type="float">
            <text:p>0,995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40% of people being/having Tested: Yes are/have TotalKg: Regular</text:p>
          </table:table-cell>
          <table:table-cell office:value-type="string" calcext:value-type="string">
            <text:p>Q5</text:p>
          </table:table-cell>
          <table:table-cell office:value-type="float" office:value="0.213" calcext:value-type="float">
            <text:p>0,213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,506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95" calcext:value-type="float">
            <text:p>0,995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half of people being/having Tested: Yes are/have TotalKg: Regular</text:p>
          </table:table-cell>
          <table:table-cell office:value-type="string" calcext:value-type="string">
            <text:p>Q6</text:p>
          </table:table-cell>
          <table:table-cell office:value-type="float" office:value="0.209" calcext:value-type="float">
            <text:p>0,209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,506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95" calcext:value-type="float">
            <text:p>0,995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one third of people being/having Tested: Yes are/have TotalKg: Regular</text:p>
          </table:table-cell>
          <table:table-cell office:value-type="string" calcext:value-type="string">
            <text:p>Q7</text:p>
          </table:table-cell>
          <table:table-cell office:value-type="float" office:value="0.853" calcext:value-type="float">
            <text:p>0,853</text:p>
          </table:table-cell>
          <table:table-cell office:value-type="float" office:value="0.883" calcext:value-type="float">
            <text:p>0,883</text:p>
          </table:table-cell>
          <table:table-cell office:value-type="float" office:value="0.506" calcext:value-type="float">
            <text:p>0,506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95" calcext:value-type="float">
            <text:p>0,995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three quaters of people being/having Tested: Yes are/have TotalKg: Regular</text:p>
          </table:table-cell>
          <table:table-cell office:value-type="string" calcext:value-type="string">
            <text:p>Q8</text:p>
          </table:table-cell>
          <table:table-cell office:value-type="float" office:value="0.209" calcext:value-type="float">
            <text:p>0,209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,506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95" calcext:value-type="float">
            <text:p>0,995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5000 of people being/having Tested: Yes are/have TotalKg: Regular</text:p>
          </table:table-cell>
          <table:table-cell office:value-type="string" calcext:value-type="string">
            <text:p>Q9</text:p>
          </table:table-cell>
          <table:table-cell office:value-type="float" office:value="0.211" calcext:value-type="float">
            <text:p>0,211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,506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77" calcext:value-type="float">
            <text:p>0,877</text:p>
          </table:table-cell>
          <table:table-cell office:value-type="float" office:value="0.995" calcext:value-type="float">
            <text:p>0,995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a third of people being/having Tested: Yes are/have TotalKg: Regular</text:p>
          </table:table-cell>
          <table:table-cell office:value-type="string" calcext:value-type="string">
            <text:p>Q10</text:p>
          </table:table-cell>
          <table:table-cell office:value-type="float" office:value="0.449" calcext:value-type="float">
            <text:p>0,449</text:p>
          </table:table-cell>
          <table:table-cell office:value-type="float" office:value="0.344" calcext:value-type="float">
            <text:p>0,344</text:p>
          </table:table-cell>
          <table:table-cell office:value-type="float" office:value="0.506" calcext:value-type="float">
            <text:p>0,506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0.995" calcext:value-type="float">
            <text:p>0,995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jority of people being/having Tested: Yes are/have TotalKg: Regular</text:p>
          </table:table-cell>
          <table:table-cell office:value-type="string" calcext:value-type="string">
            <text:p>Q11</text:p>
          </table:table-cell>
          <table:table-cell office:value-type="float" office:value="0.212" calcext:value-type="float">
            <text:p>0,212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,506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925" calcext:value-type="float">
            <text:p>0,925</text:p>
          </table:table-cell>
          <table:table-cell office:value-type="float" office:value="0.995" calcext:value-type="float">
            <text:p>0,995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 than 35000 of people being/having Tested: Yes are/have TotalKg: Regular</text:p>
          </table:table-cell>
          <table:table-cell office:value-type="string" calcext:value-type="string">
            <text:p>Q12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,506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3" calcext:value-type="float">
            <text:p>0,853</text:p>
          </table:table-cell>
          <table:table-cell office:value-type="float" office:value="0.995" calcext:value-type="float">
            <text:p>0,995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 of people being/having Tested: Yes are/have TotalKg: Regular</text:p>
          </table:table-cell>
          <table:table-cell office:value-type="string" calcext:value-type="string">
            <text:p>Q13</text:p>
          </table:table-cell>
          <table:table-cell office:value-type="float" office:value="0.211" calcext:value-type="float">
            <text:p>0,211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,506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95" calcext:value-type="float">
            <text:p>0,995</text:p>
          </table:table-cell>
          <table:table-cell office:value-type="float" office:value="0.421" calcext:value-type="float">
            <text:p>0,421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all_Q_for_fixed_W_and_S_2.A1:all_Q_for_fixed_W_and_S_2.M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7T13:25:44.080000000</dc:date>
    <meta:editing-duration>PT59S</meta:editing-duration>
    <meta:editing-cycles>1</meta:editing-cycles>
    <meta:generator>LibreOffice/6.1.3.2$Windows_X86_64 LibreOffice_project/86daf60bf00efa86ad547e59e09d6bb77c699acb</meta:generator>
    <meta:document-statistic meta:table-count="1" meta:cell-count="1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9.502cm" svg:height="12.365cm" xlink:href=".." xlink:type="simple" chart:class="chart:bar" chart:style-name="ch1">
        <chart:legend chart:legend-position="end" svg:x="28.091cm" svg:y="2.856cm" style:legend-expansion="high" chart:style-name="ch2"/>
        <chart:plot-area chart:style-name="ch3" table:cell-range-address="all_Q_for_fixed_W_and_S_2.B1:all_Q_for_fixed_W_and_S_2.N14" chart:data-source-has-labels="both" svg:x="0.59cm" svg:y="0.247cm" svg:width="26.911cm" svg:height="11.871cm">
          <chartooo:coordinate-region svg:x="1.328cm" svg:y="0.449cm" svg:width="26.173cm" svg:height="11.016cm"/>
          <chart:axis chart:dimension="x" chart:name="primary-x" chart:style-name="ch4" chartooo:axis-type="auto">
            <chartooo:date-scale/>
            <chart:categories table:cell-range-address="all_Q_for_fixed_W_and_S_2.C1:all_Q_for_fixed_W_and_S_2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Q_for_fixed_W_and_S_2.C2:all_Q_for_fixed_W_and_S_2.N2" chart:label-cell-address="all_Q_for_fixed_W_and_S_2.B2:all_Q_for_fixed_W_and_S_2.B2" chart:class="chart:bar">
            <chart:data-point chart:repeated="12"/>
          </chart:series>
          <chart:series chart:style-name="ch8" chart:values-cell-range-address="all_Q_for_fixed_W_and_S_2.C3:all_Q_for_fixed_W_and_S_2.N3" chart:label-cell-address="all_Q_for_fixed_W_and_S_2.B3:all_Q_for_fixed_W_and_S_2.B3" chart:class="chart:bar">
            <chart:data-point chart:repeated="12"/>
          </chart:series>
          <chart:series chart:style-name="ch9" chart:values-cell-range-address="all_Q_for_fixed_W_and_S_2.C4:all_Q_for_fixed_W_and_S_2.N4" chart:label-cell-address="all_Q_for_fixed_W_and_S_2.B4:all_Q_for_fixed_W_and_S_2.B4" chart:class="chart:bar">
            <chart:data-point chart:repeated="12"/>
          </chart:series>
          <chart:series chart:style-name="ch10" chart:values-cell-range-address="all_Q_for_fixed_W_and_S_2.C5:all_Q_for_fixed_W_and_S_2.N5" chart:label-cell-address="all_Q_for_fixed_W_and_S_2.B5:all_Q_for_fixed_W_and_S_2.B5" chart:class="chart:bar">
            <chart:data-point chart:repeated="12"/>
          </chart:series>
          <chart:series chart:style-name="ch11" chart:values-cell-range-address="all_Q_for_fixed_W_and_S_2.C6:all_Q_for_fixed_W_and_S_2.N6" chart:label-cell-address="all_Q_for_fixed_W_and_S_2.B6:all_Q_for_fixed_W_and_S_2.B6" chart:class="chart:bar">
            <chart:data-point chart:repeated="12"/>
          </chart:series>
          <chart:series chart:style-name="ch12" chart:values-cell-range-address="all_Q_for_fixed_W_and_S_2.C7:all_Q_for_fixed_W_and_S_2.N7" chart:label-cell-address="all_Q_for_fixed_W_and_S_2.B7:all_Q_for_fixed_W_and_S_2.B7" chart:class="chart:bar">
            <chart:data-point chart:repeated="12"/>
          </chart:series>
          <chart:series chart:style-name="ch13" chart:values-cell-range-address="all_Q_for_fixed_W_and_S_2.C8:all_Q_for_fixed_W_and_S_2.N8" chart:label-cell-address="all_Q_for_fixed_W_and_S_2.B8:all_Q_for_fixed_W_and_S_2.B8" chart:class="chart:bar">
            <chart:data-point chart:repeated="12"/>
          </chart:series>
          <chart:series chart:style-name="ch14" chart:values-cell-range-address="all_Q_for_fixed_W_and_S_2.C9:all_Q_for_fixed_W_and_S_2.N9" chart:label-cell-address="all_Q_for_fixed_W_and_S_2.B9:all_Q_for_fixed_W_and_S_2.B9" chart:class="chart:bar">
            <chart:data-point chart:repeated="12"/>
          </chart:series>
          <chart:series chart:style-name="ch15" chart:values-cell-range-address="all_Q_for_fixed_W_and_S_2.C10:all_Q_for_fixed_W_and_S_2.N10" chart:label-cell-address="all_Q_for_fixed_W_and_S_2.B10:all_Q_for_fixed_W_and_S_2.B10" chart:class="chart:bar">
            <chart:data-point chart:repeated="12"/>
          </chart:series>
          <chart:series chart:style-name="ch16" chart:values-cell-range-address="all_Q_for_fixed_W_and_S_2.C11:all_Q_for_fixed_W_and_S_2.N11" chart:label-cell-address="all_Q_for_fixed_W_and_S_2.B11:all_Q_for_fixed_W_and_S_2.B11" chart:class="chart:bar">
            <chart:data-point chart:repeated="12"/>
          </chart:series>
          <chart:series chart:style-name="ch17" chart:values-cell-range-address="all_Q_for_fixed_W_and_S_2.C12:all_Q_for_fixed_W_and_S_2.N12" chart:label-cell-address="all_Q_for_fixed_W_and_S_2.B12:all_Q_for_fixed_W_and_S_2.B12" chart:class="chart:bar">
            <chart:data-point chart:repeated="12"/>
          </chart:series>
          <chart:series chart:style-name="ch18" chart:values-cell-range-address="all_Q_for_fixed_W_and_S_2.C13:all_Q_for_fixed_W_and_S_2.N13" chart:label-cell-address="all_Q_for_fixed_W_and_S_2.B13:all_Q_for_fixed_W_and_S_2.B13" chart:class="chart:bar">
            <chart:data-point chart:repeated="12"/>
          </chart:series>
          <chart:series chart:style-name="ch7" chart:values-cell-range-address="all_Q_for_fixed_W_and_S_2.C14:all_Q_for_fixed_W_and_S_2.N14" chart:label-cell-address="all_Q_for_fixed_W_and_S_2.B14:all_Q_for_fixed_W_and_S_2.B14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ważona</text:p>
                <draw:g>
                  <svg:desc>all_Q_for_fixed_W_and_S_2.C1:all_Q_for_fixed_W_and_S_2.N1</svg:desc>
                </draw:g>
              </table:table-cell>
              <table:table-cell office:value-type="string">
                <text:p> T1</text:p>
              </table:table-cell>
              <table:table-cell office:value-type="string">
                <text:p> T2</text:p>
              </table:table-cell>
              <table:table-cell office:value-type="string">
                <text:p> T3</text:p>
              </table:table-cell>
              <table:table-cell office:value-type="string">
                <text:p> T4</text:p>
              </table:table-cell>
              <table:table-cell office:value-type="string">
                <text:p> T5</text:p>
              </table:table-cell>
              <table:table-cell office:value-type="string">
                <text:p> T6</text:p>
              </table:table-cell>
              <table:table-cell office:value-type="string">
                <text:p> T7</text:p>
              </table:table-cell>
              <table:table-cell office:value-type="string">
                <text:p> T8</text:p>
              </table:table-cell>
              <table:table-cell office:value-type="string">
                <text:p> T9</text:p>
              </table:table-cell>
              <table:table-cell office:value-type="string">
                <text:p> T10</text:p>
              </table:table-cell>
              <table:table-cell office:value-type="string">
                <text:p> T11</text:p>
              </table:table-cell>
            </table:table-row>
          </table:table-header-rows>
          <table:table-rows>
            <table:table-row>
              <table:table-cell office:value-type="string">
                <text:p>Q1</text:p>
                <draw:g>
                  <svg:desc>all_Q_for_fixed_W_and_S_2.B2:all_Q_for_fixed_W_and_S_2.B2</svg:desc>
                </draw:g>
              </table:table-cell>
              <table:table-cell office:value-type="float" office:value="0.21">
                <text:p>0.21</text:p>
                <draw:g>
                  <svg:desc>all_Q_for_fixed_W_and_S_2.C2:all_Q_for_fixed_W_and_S_2.N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06">
                <text:p>0.506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.85">
                <text:p>0.85</text:p>
              </table:table-cell>
              <table:table-cell office:value-type="float" office:value="0.875">
                <text:p>0.875</text:p>
              </table:table-cell>
              <table:table-cell office:value-type="float" office:value="0.995">
                <text:p>0.995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2</text:p>
                <draw:g>
                  <svg:desc>all_Q_for_fixed_W_and_S_2.B3:all_Q_for_fixed_W_and_S_2.B3</svg:desc>
                </draw:g>
              </table:table-cell>
              <table:table-cell office:value-type="float" office:value="0.216">
                <text:p>0.216</text:p>
                <draw:g>
                  <svg:desc>all_Q_for_fixed_W_and_S_2.C3:all_Q_for_fixed_W_and_S_2.N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06">
                <text:p>0.506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0.995">
                <text:p>0.995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3</text:p>
                <draw:g>
                  <svg:desc>all_Q_for_fixed_W_and_S_2.B4:all_Q_for_fixed_W_and_S_2.B4</svg:desc>
                </draw:g>
              </table:table-cell>
              <table:table-cell office:value-type="float" office:value="0.213">
                <text:p>0.213</text:p>
                <draw:g>
                  <svg:desc>all_Q_for_fixed_W_and_S_2.C4:all_Q_for_fixed_W_and_S_2.N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06">
                <text:p>0.506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95">
                <text:p>0.995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4</text:p>
                <draw:g>
                  <svg:desc>all_Q_for_fixed_W_and_S_2.B5:all_Q_for_fixed_W_and_S_2.B5</svg:desc>
                </draw:g>
              </table:table-cell>
              <table:table-cell office:value-type="float" office:value="0.216">
                <text:p>0.216</text:p>
                <draw:g>
                  <svg:desc>all_Q_for_fixed_W_and_S_2.C5:all_Q_for_fixed_W_and_S_2.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06">
                <text:p>0.506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0.995">
                <text:p>0.995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5</text:p>
                <draw:g>
                  <svg:desc>all_Q_for_fixed_W_and_S_2.B6:all_Q_for_fixed_W_and_S_2.B6</svg:desc>
                </draw:g>
              </table:table-cell>
              <table:table-cell office:value-type="float" office:value="0.213">
                <text:p>0.213</text:p>
                <draw:g>
                  <svg:desc>all_Q_for_fixed_W_and_S_2.C6:all_Q_for_fixed_W_and_S_2.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06">
                <text:p>0.506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95">
                <text:p>0.995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6</text:p>
                <draw:g>
                  <svg:desc>all_Q_for_fixed_W_and_S_2.B7:all_Q_for_fixed_W_and_S_2.B7</svg:desc>
                </draw:g>
              </table:table-cell>
              <table:table-cell office:value-type="float" office:value="0.209">
                <text:p>0.209</text:p>
                <draw:g>
                  <svg:desc>all_Q_for_fixed_W_and_S_2.C7:all_Q_for_fixed_W_and_S_2.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06">
                <text:p>0.506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95">
                <text:p>0.995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7</text:p>
                <draw:g>
                  <svg:desc>all_Q_for_fixed_W_and_S_2.B8:all_Q_for_fixed_W_and_S_2.B8</svg:desc>
                </draw:g>
              </table:table-cell>
              <table:table-cell office:value-type="float" office:value="0.853">
                <text:p>0.853</text:p>
                <draw:g>
                  <svg:desc>all_Q_for_fixed_W_and_S_2.C8:all_Q_for_fixed_W_and_S_2.N8</svg:desc>
                </draw:g>
              </table:table-cell>
              <table:table-cell office:value-type="float" office:value="0.883">
                <text:p>0.883</text:p>
              </table:table-cell>
              <table:table-cell office:value-type="float" office:value="0.506">
                <text:p>0.506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95">
                <text:p>0.995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8</text:p>
                <draw:g>
                  <svg:desc>all_Q_for_fixed_W_and_S_2.B9:all_Q_for_fixed_W_and_S_2.B9</svg:desc>
                </draw:g>
              </table:table-cell>
              <table:table-cell office:value-type="float" office:value="0.209">
                <text:p>0.209</text:p>
                <draw:g>
                  <svg:desc>all_Q_for_fixed_W_and_S_2.C9:all_Q_for_fixed_W_and_S_2.N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06">
                <text:p>0.506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95">
                <text:p>0.995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9</text:p>
                <draw:g>
                  <svg:desc>all_Q_for_fixed_W_and_S_2.B10:all_Q_for_fixed_W_and_S_2.B10</svg:desc>
                </draw:g>
              </table:table-cell>
              <table:table-cell office:value-type="float" office:value="0.211">
                <text:p>0.211</text:p>
                <draw:g>
                  <svg:desc>all_Q_for_fixed_W_and_S_2.C10:all_Q_for_fixed_W_and_S_2.N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06">
                <text:p>0.506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.877">
                <text:p>0.877</text:p>
              </table:table-cell>
              <table:table-cell office:value-type="float" office:value="0.877">
                <text:p>0.877</text:p>
              </table:table-cell>
              <table:table-cell office:value-type="float" office:value="0.995">
                <text:p>0.995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0</text:p>
                <draw:g>
                  <svg:desc>all_Q_for_fixed_W_and_S_2.B11:all_Q_for_fixed_W_and_S_2.B11</svg:desc>
                </draw:g>
              </table:table-cell>
              <table:table-cell office:value-type="float" office:value="0.449">
                <text:p>0.449</text:p>
                <draw:g>
                  <svg:desc>all_Q_for_fixed_W_and_S_2.C11:all_Q_for_fixed_W_and_S_2.N11</svg:desc>
                </draw:g>
              </table:table-cell>
              <table:table-cell office:value-type="float" office:value="0.344">
                <text:p>0.344</text:p>
              </table:table-cell>
              <table:table-cell office:value-type="float" office:value="0.506">
                <text:p>0.506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  <table:table-cell office:value-type="float" office:value="0.67">
                <text:p>0.67</text:p>
              </table:table-cell>
              <table:table-cell office:value-type="float" office:value="0.995">
                <text:p>0.995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1</text:p>
                <draw:g>
                  <svg:desc>all_Q_for_fixed_W_and_S_2.B12:all_Q_for_fixed_W_and_S_2.B12</svg:desc>
                </draw:g>
              </table:table-cell>
              <table:table-cell office:value-type="float" office:value="0.212">
                <text:p>0.212</text:p>
                <draw:g>
                  <svg:desc>all_Q_for_fixed_W_and_S_2.C12:all_Q_for_fixed_W_and_S_2.N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06">
                <text:p>0.506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.85">
                <text:p>0.85</text:p>
              </table:table-cell>
              <table:table-cell office:value-type="float" office:value="0.925">
                <text:p>0.925</text:p>
              </table:table-cell>
              <table:table-cell office:value-type="float" office:value="0.995">
                <text:p>0.995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2</text:p>
                <draw:g>
                  <svg:desc>all_Q_for_fixed_W_and_S_2.B13:all_Q_for_fixed_W_and_S_2.B13</svg:desc>
                </draw:g>
              </table:table-cell>
              <table:table-cell office:value-type="float" office:value="0.21">
                <text:p>0.21</text:p>
                <draw:g>
                  <svg:desc>all_Q_for_fixed_W_and_S_2.C13:all_Q_for_fixed_W_and_S_2.N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06">
                <text:p>0.506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.853">
                <text:p>0.853</text:p>
              </table:table-cell>
              <table:table-cell office:value-type="float" office:value="0.853">
                <text:p>0.853</text:p>
              </table:table-cell>
              <table:table-cell office:value-type="float" office:value="0.995">
                <text:p>0.995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3</text:p>
                <draw:g>
                  <svg:desc>all_Q_for_fixed_W_and_S_2.B14:all_Q_for_fixed_W_and_S_2.B14</svg:desc>
                </draw:g>
              </table:table-cell>
              <table:table-cell office:value-type="float" office:value="0.211">
                <text:p>0.211</text:p>
                <draw:g>
                  <svg:desc>all_Q_for_fixed_W_and_S_2.C14:all_Q_for_fixed_W_and_S_2.N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06">
                <text:p>0.506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995">
                <text:p>0.995</text:p>
              </table:table-cell>
              <table:table-cell office:value-type="float" office:value="0.421">
                <text:p>0.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